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25.15cm" fo:min-width="50.3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300pt" style:font-size-asian="300pt" style:font-size-complex="300pt"/>
    </style:style>
    <style:style style:name="P2" style:family="paragraph">
      <loext:graphic-properties draw:fill-color="#000000"/>
      <style:paragraph-properties fo:text-align="center" style:writing-mode="lr-tb"/>
      <style:text-properties fo:font-size="300pt" style:font-size-asian="300pt" style:font-size-complex="300pt"/>
    </style:style>
    <style:style style:name="T1" style:family="text">
      <style:text-properties fo:font-size="300pt" style:font-size-asian="300pt" style:font-size-complex="3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0.8cm" svg:height="25.4cm" svg:x="0cm" svg:y="0cm">
          <text:p text:style-name="P1"><text:span text:style-name="T1">Spot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0.8cm" svg:height="25.4cm" svg:x="50.8cm" svg:y="0cm">
          <text:p text:style-name="P1"><text:span text:style-name="T1">Feish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0.8cm" svg:height="25.4cm" svg:x="152.279cm" svg:y="0cm">
          <text:p text:style-name="P1"><text:span text:style-name="T1">Firefo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0.8cm" svg:height="25.4cm" svg:x="101.556cm" svg:y="0cm">
          <text:p text:style-name="P1"><text:span text:style-name="T1">Rocket Leagu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3.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0:07:06.637998682</meta:creation-date>
    <dc:date>2024-09-26T21:00:23.221290085</dc:date>
    <meta:editing-duration>PT12M28S</meta:editing-duration>
    <meta:editing-cycles>4</meta:editing-cycles>
    <meta:generator>LibreOffice/24.2.6.2$Linux_X86_64 LibreOffice_project/420$Build-2</meta:generator>
    <meta:document-statistic meta:object-count="4"/>
  </office:meta>
</office:document-meta>
</file>